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538*"/>
    </style:style>
    <style:style style:name="表3.B" style:family="table-column">
      <style:table-column-properties style:column-width="10.384cm" style:rel-column-width="5887*"/>
    </style:style>
    <style:style style:name="表3.C" style:family="table-column">
      <style:table-column-properties style:column-width="5.667cm" style:rel-column-width="3213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1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1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2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3"/>
      <text:p text:style-name="P2">@@@</text:p>
      <text:p text:style-name="P5"/>
      <text:p text:style-name="P4"><text:span text:style-name="T2">24_11</text:span>--------------------------------------------------------------------</text:p>
      <text:p text:style-name="P8">res free# JVEMV6 37# 24_3 / 37. miscs / 24. UFO-science / XXX</text:p>
      <text:p text:style-name="P5"/>
      <text:p text:style-name="P4">[do] <text:span text:style-name="T4">#_ </text:span></text:p>
      <text:list xml:id="list954915363012527464" text:style-name="L7">
        <text:list-item>
          <text:p text:style-name="P19">REVIEW </text:p>
        </text:list-item>
        <text:list-item>
          <text:p text:style-name="P19">TASK-1</text:p>
          <text:list>
            <text:list-item>
              <text:list>
                <text:list-item>
                  <text:list>
                    <text:list-item>
                      <text:p text:style-name="P29">#1<text:tab/> <text:tab/>that condensed into solid matter. </text:p>
                    </text:list-item>
                    <text:list-item>
                      <text:p text:style-name="P29">#2(1)<text:tab/>Mr. Tesla's vision: How the</text:p>
                    </text:list-item>
                    <text:list-item>
                      <text:p text:style-name="P29">#3(1)<text:tab/>"The primary substance, thrown</text:p>
                    </text:list-item>
                    <text:list-item>
                      <text:p text:style-name="P29"><text:soft-page-break/>#4(1)<text:tab/>"According to an adopted theory</text:p>
                    </text:list-item>
                    <text:list-item>
                      <text:p text:style-name="P29">#5<text:tab/> In the 19th Century, scientists</text:p>
                    </text:list-item>
                    <text:list-item>
                      <text:p text:style-name="P29">#6<text:tab/> Hertz showed that moving </text:p>
                    </text:list-item>
                    <text:list-item>
                      <text:p text:style-name="P29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29">#7<text:tab/> On the book ‘Universe and</text:p>
                </text:list-item>
                <text:list-item>
                  <text:p text:style-name="P29"/>
                </text:list-item>
              </text:list>
            </text:list-item>
          </text:list>
        </text:list-item>
        <text:list-item>
          <text:p text:style-name="P19"/>
        </text:list-item>
      </text:list>
      <text:p text:style-name="P4"/>
      <text:p text:style-name="P4">[next]</text:p>
      <text:list xml:id="list6460210380005692671" text:style-name="L11">
        <text:list-item>
          <text:p text:style-name="P35">TASK</text:p>
        </text:list-item>
      </text:list>
      <text:p text:style-name="P4">[further]</text:p>
      <text:list xml:id="list1631905518932315698" text:style-name="L12">
        <text:list-item>
          <text:p text:style-name="P36"/>
        </text:list-item>
      </text:list>
      <text:p text:style-name="P10"><text:line-break/><text:span text:style-name="T5">[/ XXX] </text:span></text:p>
      <text:p text:style-name="P11"/>
      <text:p text:style-name="P5"/>
      <text:p text:style-name="P3">----------------------------------------- [TEMPLATE] 20200430_172130</text:p>
      <text:p text:style-name="P4"><text:span text:style-name="T2">24_X</text:span>--------------------------------------------------------------------</text:p>
      <text:p text:style-name="P8">res free# JVEMV6 37# 24_X / 37. miscs / 24. UFO-science / XXX</text:p>
      <text:p text:style-name="P4"/>
      <text:p text:style-name="P4">[do] <text:span text:style-name="T4">#_ </text:span></text:p>
      <text:list xml:id="list4546449814585448979" text:style-name="L15">
        <text:list-item>
          <text:p text:style-name="P23">REVIEW </text:p>
        </text:list-item>
        <text:list-item>
          <text:p text:style-name="P23">TASK-1</text:p>
        </text:list-item>
        <text:list-item>
          <text:p text:style-name="P23">T-1.1</text:p>
        </text:list-item>
        <text:list-item>
          <text:p text:style-name="P23"/>
        </text:list-item>
      </text:list>
      <text:p text:style-name="P4"><text:soft-page-break/></text:p>
      <text:p text:style-name="P4">[next]</text:p>
      <text:list xml:id="list5316155300670898480" text:style-name="L13">
        <text:list-item>
          <text:p text:style-name="P37">TASK</text:p>
        </text:list-item>
      </text:list>
      <text:p text:style-name="P4">[further]</text:p>
      <text:list xml:id="list1483603647479826524" text:style-name="L14">
        <text:list-item>
          <text:p text:style-name="P38"/>
        </text:list-item>
      </text:list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p text:style-name="P31"><text:a xlink:type="simple" xlink:href="https://www.matrixdisclosure.com/nikola-tesla-dynamic-theory-gravity/" text:style-name="Internet_20_link" text:visited-style-name="Visited_20_Internet_20_Link">https://www.matrixdisclosure.com/nikola-tesla-dynamic-theory-gravity/</text:a><text:span text:style-name="T8"> </text:span></text:p>
          </table:table-cell>
          <table:table-cell table:style-name="表3.C1" office:value-type="string">
            <text:p text:style-name="P31"><text:span text:style-name="T8">2020年4月21日15:14:05</text:span></text:p>
          </table:table-cell>
        </table:table-row>
        <table:table-row>
          <table:table-cell table:style-name="表3.A2" office:value-type="float" office:value="2">
            <text:p text:style-name="P13">2</text:p>
          </table:table-cell>
          <table:table-cell table:style-name="表3.B2" office:value-type="string">
            <text:p text:style-name="P27">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/table:table-cell>
          <table:table-cell table:style-name="表3.C2" office:value-type="string">
            <text:p text:style-name="P27">2020年4月21日15:18:35</text:p>
          </table:table-cell>
        </table:table-row>
        <table:table-row>
          <table:table-cell table:style-name="表3.A2" office:value-type="float" office:value="3">
            <text:p text:style-name="P13">3</text:p>
          </table:table-cell>
          <table:table-cell table:style-name="表3.B2" office:value-type="string">
            <text:p text:style-name="P13"/>
          </table:table-cell>
          <table:table-cell table:style-name="表3.C2" office:value-type="string">
            <text:p text:style-name="P13"/>
          </table:table-cell>
        </table:table-row>
      </table:table>
      <text:p text:style-name="P3"><text:span text:style-name="T7"/></text:p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<text:soft-page-break/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4636178739441891964" text:style-name="L17">
        <text:list-item>
          <text:p text:style-name="P30">tesla gravity<text:tab/>2020年4月21日15:14:39</text:p>
          <text:list>
            <text:list-item>
              <text:p text:style-name="P30">https://duckduckgo.com/?q=tesla+gravity&amp;t=h_&amp;ia=web</text:p>
            </text:list-item>
          </text:list>
        </text:list-item>
        <text:list-item>
          <text:p text:style-name="P30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4 : UFO-science) periodical updates^" &amp;&amp; e &amp;&amp; git push origin master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4-30T17:29:36.94</dc:date>
    <dc:creator>iwabuchi ken</dc:creator>
    <meta:editing-duration>PT2H47M38S</meta:editing-duration>
    <meta:editing-cycles>40</meta:editing-cycles>
    <meta:generator>OpenOffice/4.1.3$Win32 OpenOffice.org_project/413m1$Build-9783</meta:generator>
    <meta:document-statistic meta:table-count="3" meta:image-count="0" meta:object-count="0" meta:page-count="5" meta:paragraph-count="88" meta:word-count="348" meta:character-count="2772"/>
  </office:meta>
</office:document-meta>
</file>